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7.89516666666667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Subject name</text:p>
          </table:table-cell>
          <table:table-cell office:value-type="string" table:style-name="ce1">
            <text:p>Subject initials (used as code in the experiment)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Language</text:p>
          </table:table-cell>
          <table:table-cell office:value-type="string" table:style-name="ce1">
            <text:p>Years of musical training</text:p>
          </table:table-cell>
          <table:table-cell office:value-type="string" table:style-name="ce1">
            <text:p>Favorite musical genre</text:p>
          </table:table-cell>
          <table:table-cell office:value-type="string" table:style-name="ce1">
            <text:p>Instrument? Y/N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KP198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Deutsc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Barock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EC198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Portugiesisch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DH199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Deutsch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Jazz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number-rows-repeated="1048572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Mora Maldonado</meta:initial-creator>
    <dc:creator>fabianmoss</dc:creator>
    <meta:creation-date>2017-01-03T16:38:36Z</meta:creation-date>
    <dc:date>2017-06-07T16:04:52Z</dc:date>
    <meta:editing-cycles>1</meta:editing-cycles>
    <meta:editing-duration>PT0S</meta:editing-duration>
  </office:meta>
</office:document-meta>
</file>